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128cm"/>
    </style:style>
    <style:style style:name="co3" style:family="table-column">
      <style:table-column-properties fo:break-before="auto" style:column-width="7.8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xperiment #</text:p>
          </table:table-cell>
          <table:table-cell office:value-type="string" calcext:value-type="string">
            <text:p>Changes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Not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creased voxel size to 0.06</text:p>
          </table:table-cell>
          <table:table-cell office:value-type="string" calcext:value-type="string">
            <text:p>On object, but ICP stuck with offset blue on left.</text:p>
          </table:table-cell>
          <table:table-cell office:value-type="string" calcext:value-type="string">
            <text:p>Maybe add opaque front on target to improve measureme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reased centre offsets to 1m</text:p>
          </table:table-cell>
          <table:table-cell office:value-type="string" calcext:value-type="string">
            <text:p>Orientation looks good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dded paper on target front</text:p>
          </table:table-cell>
          <table:table-cell office:value-type="string" calcext:value-type="string">
            <text:p>On object, but ICP stuck with offset blue on left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other changes from #1</text:p>
          </table:table-cell>
          <table:table-cell office:value-type="string" calcext:value-type="string">
            <text:p>Bad orientation.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es target front way better.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nt properly see target solar panel fleeting side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everted voxel size to 0.03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other change from #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creased distance threshold 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ltiplier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ICP) 0.4 to 1.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RANSAC) 2 to 4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evert distance threshold mult </text:p>
          </table:table-cell>
          <table:table-cell office:value-type="string" calcext:value-type="string">
            <text:p>Same as #2 but better panel visibility</text:p>
          </table:table-cell>
          <table:table-cell office:value-type="string" calcext:value-type="string">
            <text:p>Readjusting pane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ICP) 1.5 to 0.4</text:p>
          </table:table-cell>
          <table:table-cell/>
          <table:table-cell office:value-type="string" calcext:value-type="string">
            <text:p>Should increase distance threshold after to paliate the occlusion before getting to the panels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(RANSAC) 4 to 1.5 (was 2)</text:p>
          </table:table-cell>
          <table:table-cell/>
          <table:table-cell office:value-type="string" calcext:value-type="string">
            <text:p>Maybe add increase for ICP 1<text:span text:style-name="T1">st</text:span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 opaque paper on fleeting panel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eadjusting panel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Using new model.stl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crease ICP distance threshold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o 0.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arting with target square with camera</text:p>
          </table:table-cell>
          <table:table-cell office:value-type="string" calcext:value-type="string">
            <text:p>Same as #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updating cameraY cut +10cm</text:p>
          </table:table-cell>
          <table:table-cell office:value-type="string" calcext:value-type="string">
            <text:p>Clos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(is now -0.25 was -0.15)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flipping target to not see old cone</text:p>
          </table:table-cell>
          <table:table-cell office:value-type="string" calcext:value-type="string">
            <text:p>helped a aliitl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no opaqu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Read recoding</text:p>
          </table:table-cell>
          <table:table-cell office:value-type="string" calcext:value-type="string">
            <text:p>same problem as 11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Reverting to 0.5 ZX cut</text:p>
          </table:table-cell>
          <table:table-cell office:value-type="string" calcext:value-type="string">
            <text:p>same problem as 1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NSAC distance mult back to 2</text:p>
          </table:table-cell>
          <table:table-cell office:value-type="string" calcext:value-type="string">
            <text:p>mistake: icp threshold was 0.4 (very high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Keeping v39 mode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verting back to ICP dist mult 0.0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eading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orrected 1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31T17:11:21.178925581</meta:creation-date>
    <dc:date>2025-01-31T18:00:43.033956475</dc:date>
    <meta:editing-duration>PT49M14S</meta:editing-duration>
    <meta:editing-cycles>17</meta:editing-cycles>
    <meta:generator>LibreOffice/6.4.7.2$Linux_AARCH64 LibreOffice_project/40$Build-2</meta:generator>
    <meta:document-statistic meta:table-count="1" meta:cell-count="70" meta:object-count="0"/>
  </office:meta>
</office:document-meta>
</file>